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style:style>
    <style:style style:name="P31" style:family="paragraph" style:parent-style-name="Text_20_body">
      <style:paragraph-properties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style:font-name="Bitstream Vera Sans Mono1" fo:font-weight="bold" style:font-weight-asian="bold" style:font-weight-complex="bold" loext:opacity="100%"/>
    </style:style>
    <style:style style:name="T12" style:family="text">
      <style:text-properties fo:color="#800000" fo:font-weight="bold" style:font-weight-asian="bold" style:font-weight-complex="bold" loext:opacity="100%"/>
    </style:style>
    <style:style style:name="T13" style:family="text">
      <style:text-properties fo:color="#800000" fo:font-weight="bold" fo:background-color="#ffff00" style:font-weight-asian="bold" style:font-weight-complex="bold" loext:opacity="100%"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loext:opacity="0%"/>
    </style:style>
    <style:style style:name="T20" style:family="text">
      <style:text-properties style:use-window-font-color="true" style:font-name="Courier New1" fo:font-size="10pt" style:font-name-asian="Courier New1" style:font-size-asian="10pt" style:font-name-complex="Courier New1" style:font-size-complex="10pt" loext:opacity="0%"/>
    </style:style>
    <style:style style:name="T21" style:family="text">
      <style:text-properties fo:background-color="#ffcc99" loext:char-shading-value="0"/>
    </style:style>
    <style:style style:name="T22" style:family="text">
      <style:text-properties fo:color="#000000" loext:opacity="1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loext:opacity="100%"/>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yw-cnv-0.99.0.oxt&#13;Update file created : yw-cnv.update.xml&#13;&#13;14.03.2021 23:38:06&#13;&#13;__ Compilation of the extension &quot;For all users&quot; __&#13;&#13;Extension package created : yw-cnv-s-0.99.0.oxt&#13;Update file created : yw-cnv-s.update.xml&#13;&#13;14.03.2021 23:38: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30.12.2021 14:38:27&#13;&#13;__ Compilation of the extension &quot;For all users&quot; __&#13;&#13;&#13;Extension package created : yw-cnv-Ls-0.99.0.oxt&#13;Update file created : yw-cnv-Ls.update.xml&#13;&#13;30.12.2021 14:38: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236568794809893967"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665546460425814847" text:style-name="L2">
        <text:list-item>
          <text:p text:style-name="P44">Version 2.1.2 :</text:p>
        </text:list-item>
      </text:list>
      <text:list xml:id="list1276251908332992867" text:style-name="L3">
        <text:list-item>
          <text:list>
            <text:list-item>
              <text:p text:style-name="P45">Localized help : resolved non-functional hyperlink due to API incompatibility introduced by Apache OpenOffice 4.1 (and LibreOffice 4.0).</text:p>
            </text:list-item>
          </text:list>
        </text:list-item>
      </text:list>
      <text:list xml:id="list34616131" text:continue-list="list6665546460425814847" text:style-name="L2">
        <text:list-item>
          <text:p text:style-name="P44">Version 2.1.1 :</text:p>
        </text:list-item>
      </text:list>
      <text:list xml:id="list3918190924551730760"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4614960" text:continue-list="list34616131" text:style-name="L2">
        <text:list-item>
          <text:p text:style-name="P44">Version 2.1.0 :</text:p>
        </text:list-item>
      </text:list>
      <text:list xml:id="list1417397885374646708"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4602313" text:continue-list="list34614960" text:style-name="L2">
        <text:list-item>
          <text:p text:style-name="P44">Version 2.0.0 :</text:p>
        </text:list-item>
      </text:list>
      <text:list xml:id="list4559586189624866467"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4595790" text:continue-list="list34602313" text:style-name="L2">
        <text:list-item>
          <text:p text:style-name="P44">Version 1.5.3 :</text:p>
        </text:list-item>
      </text:list>
      <text:list xml:id="list4700594234782219758"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17038730277912327"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name="Form1" draw:style-name="gr1" draw:text-style-name="P87" svg:width="0.802cm" svg:height="0.451cm" svg:x="2.3cm" svg:y="0.199cm" draw:control="control1"/><draw:control text:anchor-type="paragraph" draw:z-index="4" draw:name="Form2"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name="Form3" draw:style-name="gr1" draw:text-style-name="P87" svg:width="0.802cm" svg:height="0.451cm" svg:x="2.304cm" svg:y="0.199cm" draw:control="control3"/><draw:control text:anchor-type="paragraph" draw:z-index="6" draw:name="Form4"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name="Form5" draw:style-name="gr1" draw:text-style-name="P88" svg:width="8.362cm" svg:height="0.689cm" svg:x="3.621cm" svg:y="0.252cm" draw:control="control5"/></text:p>
      <text:p text:style-name="Frame_20_contents"/>
      <text:p text:style-name="P34">Compilation results</text:p>
      <text:p text:style-name="P34"><draw:control text:anchor-type="paragraph" draw:z-index="8" draw:name="Form6"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name="Form7" draw:style-name="gr1" draw:text-style-name="P87" svg:width="0.802cm" svg:height="0.451cm" svg:x="2.33cm" svg:y="0.199cm" draw:control="control6"/><draw:control text:anchor-type="paragraph" draw:z-index="11" draw:name="Form8"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name="Form9" draw:style-name="gr1" draw:text-style-name="P87" svg:width="0.802cm" svg:height="0.451cm" svg:x="2.33cm" svg:y="0.199cm" draw:control="control8"/><draw:control text:anchor-type="paragraph" draw:z-index="13" draw:name="Form10"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name="Form11"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name="Form12"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name="Form13" draw:style-name="gr1" draw:text-style-name="P87" svg:width="0.802cm" svg:height="0.451cm" svg:x="2.33cm" svg:y="0.199cm" draw:control="control11"/><draw:control text:anchor-type="paragraph" draw:z-index="18" draw:name="Form14"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name="Form15"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name="Form16" draw:style-name="gr1" draw:text-style-name="P89"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782610338794751492"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346948654658061061"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811385920092511426"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549739191363809818"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102810166975550250"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104145969565322107"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025519825601138290"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492040305217818230"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852700947155000041" text:style-name="L17">
        <text:list-item>
          <text:p text:style-name="P59">Arg1 : <text:span text:style-name="InstructionMacro">String</text:span> : mandatory, type of control used for the button</text:p>
        </text:list-item>
      </text:list>
      <text:list xml:id="list4504563281927262168"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610058508110547844"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482530477662340556"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80066082741542647"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138862527996630913"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228890443066036663"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68576401273330056"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85453663026054487"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299096247757304454"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617328907437604452"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032981987311473976"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354004971547073118"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900987981819943220"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37214292176557371"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602752473698781736"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4996900142563282764"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492099372556070975"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yWriter project import and export.<text:line-break/><text:soft-page-break/>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8747779574274309959"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550538467304036303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55507912951258174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643895172078839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2">Arguments of an index</text:p>
      <text:list xml:id="list3461801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22970580397919597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3">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3">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3">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445400398988124979" text:style-name="hlp_5f_tipimg">
        <text:list-item>
          <text:p text:style-name="hlp_5f_tip">A control in a form can also use this URL in its property Help URL.</text:p>
        </text:list-item>
      </text:list>
      <text:p text:style-name="hlp_5f_head3">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11713869640453650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2">Style hlp_head3</text:p>
      <text:p text:style-name="hlp_5f_head3">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2">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2">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4</dc:date>
     <text:p>internal</text:p>
     <text:p>Page2</text:p>
     <text:p/>
    </office:annotation>Paragraph styles</text:p>
      <text:p text:style-name="P28"><office:annotation>
     <dc:creator>BM</dc:creator>
     <dc:date>2008-03-13T00:00:00.44</dc:date>
     <text:p>internal</text:p>
     <text:p>Page7</text:p>
     <text:p/>
    </office:annotation>Hyperlinks</text:p>
      <text:p text:style-name="hlp_5f_paragraph"><text:span text:style-name="T14"><office:annotation>
      <dc:creator>BM</dc:creator>
      <dc:date>2008-03-13T00:00:00.44</dc:date>
      <text:p>internal</text:p>
      <text:p>Page3</text:p>
      <text:p/>
     </office:annotation></text:span><text:span text:style-name="T14">Text formatting</text:span></text:p>
      <text:p text:style-name="P28"><office:annotation>
     <dc:creator>BM</dc:creator>
     <dc:date>2008-03-26T00:00:00.4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4</dc:date>
     <text:p>internal</text:p>
     <text:p>Page2</text:p>
     <text:p>codes</text:p>
     <text:p/>
    </office:annotation><text:span text:style-name="T14">to the bottom of page 2</text:span>.</text:p>
      <text:p text:style-name="hlp_5f_head2">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5</dc:date>
     <text:p>external</text:p>
     <text:p>text/swriter/main0210.xhp</text:p>
     <text:p/>
    </office:annotation><text:span text:style-name="T14">Preview topic</text:span> </text:p>
      <text:p text:style-name="hlp_5f_paragraph">This hyperlink displays <text:s/><office:annotation>
     <dc:creator>BM</dc:creator>
     <dc:date>2008-03-15T00:00:00.4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624558" text:continue-list="list550538467304036303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617690" text:continue-list="list3461801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6</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47</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47</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4608240" text:continue-list="list3462455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7 projects</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4620307" text:continue-list="list34617690"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4608250"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4597008"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38" meta:character-count="8513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Help
	   beginTitles
	  	setTitle("yWriter Import/Export Help", "en")
    	setTitle("yWriter Import/Export Hilfe", "de")
      endTitles
      setURL("Python", "help/help.py",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Python", "yw-cnv/cnvyw.py", "to_blank_lines")
			endCommand
   	     
      	endMergeItems      
      
    endMergeInstruction

  endOfficeMenuBarMerging



  beginAddonMenu

    beginMenu

      beginTitles
	      setTitle("yWriter Import/Export")
      endTitles

      beginMenuItems
   
		beginCommand
            beginTitles
		 	    setTitle("Import from yWriter", "en")
		        setTitle("von yWriter importieren", "de")
            endTitles
            setURL("Python", "yw-cnv/cnvyw.py", "import_yw")

		endCommand
		
		beginCommand
            beginTitles
		 	    setTitle("Import from yWriter for proof reading", "en")
		        setTitle("von yWriter zum Korrekturlesen importieren", "de")
            endTitles
            setURL("Python", "yw-cnv/cnvyw.py", "proof_yw")

		endCommand
		
      	addSeparator
		
		beginCommand
            beginTitles
		 	    setTitle("Brief Synopsis", "en")
		 	    setTitle("Kurze Zusammenfassung", "de")
            endTitles
            setURL("Python", "yw-cnv/cnvyw.py", "get_brf_synopsis")
		endCommand

      	addSeparator
       	
       	beginCommand
            beginTitles
		 	    setTitle("Character list", "en")
		 	    setTitle("Figurenliste", "de")
            endTitles
            setURL("Python", "yw-cnv/cnvyw.py", "get_charlist")
		endCommand

		beginCommand
            beginTitles
		 	    setTitle("Location list", "en")
		 	    setTitle("Schauplatzliste", "de")
            endTitles
            setURL("Python", "yw-cnv/cnvyw.py", "get_loclist")
		endCommand

		beginCommand
            beginTitles
		 	    setTitle("Item list", "en")
		 	    setTitle("Gegenständeliste", "de")            
		 	endTitles
            setURL("Python", "yw-cnv/cnvyw.py", "get_itemlist")
		endCommand

       	addSeparator

		beginCommand
            beginTitles
		 	    setTitle("Cross references", "en")
		 	    setTitle("Querverweise", "de")            
		 	endTitles
            setURL("Python", "yw-cnv/cnvyw.py", "get_xref")
		endCommand
			
       	addSeparator		
		
		beginCommand
            beginTitles("Writer, Calc")
		 	    setTitle("Export to yWriter", "en")
		        setTitle("Zu yWriter exportieren", "de")
            endTitles
            setURL("Python", "yw-cnv/cnvyw.py", "export_yw")

		endCommand

       	addSeparator

		beginCommand
            beginTitles
		 	    setTitle("Help", "en")
		        setTitle("Hilfe", "de")
            endTitles
            setURL("Python", "help/help.py", "show_help")
		endCommand
		
        addSeparator
        		
	    beginMenu
	      beginTitles
		    setTitle("Advanced features", "en")

	      endTitles
	
	      beginMenuItems
	   
			beginCommand
	            beginTitles
			 	    setTitle("Manuscript with chapter and scene sections", "en")
	            endTitles
	            setURL("Python", "yw-cnv/cnvyw.py", "get_manuscript")
			endCommand

			beginCommand
	            beginTitles
			 	    setTitle("Scene descriptions", "en")
	            endTitles
	            setURL("Python", "yw-cnv/cnvyw.py", "get_scenedesc")
			endCommand

			beginCommand
	            beginTitles
			 	    setTitle("Chapter descriptions", "en")
	            endTitles
	            setURL("Python", "yw-cnv/cnvyw.py", "get_chapterdesc")
			endCommand

			beginCommand
	            beginTitles
			 	    setTitle("Part descriptions", "en")
	            endTitles
	            setURL("Python", "yw-cnv/cnvyw.py", "get_partdesc")
			endCommand

        	addSeparator
        	
			beginCommand
	            beginTitles
			 	    setTitle("Character descriptions", "en")
	            endTitles
	            setURL("Python", "yw-cnv/cnvyw.py", "get_chardesc")
			endCommand

			beginCommand
	            beginTitles
			 	    setTitle("Location descriptions", "en")
	            endTitles
	            setURL("Python", "yw-cnv/cnvyw.py", "get_locdesc")
			endCommand

			beginCommand
	            beginTitles
			 	    setTitle("Item descriptions", "en")
	            endTitles
	            setURL("Python", "yw-cnv/cnvyw.py", "get_itemdesc")
			endCommand

        	addSeparator

			beginCommand
	            beginTitles
			 	    setTitle("Scene list", "en")
	            endTitles
	            setURL("Python", "yw-cnv/cnvyw.py", "get_scenelist")
			endCommand


			beginCommand
	            beginTitles
			 	    setTitle("Plot list", "en")
	            endTitles
	            setURL("Python", "yw-cnv/cnvyw.py", "get_plotlist")
			endCommand

        	addSeparator

			beginCommand
	            beginTitles
			 	    setTitle("Help", "en")
	            endTitles
	            setURL("Python", "help/help.py", "show_adv_help")
			endCommand
			
		endMenuItems
		
	  endMenu

      addSeparator
      	
	  beginCommand
          beginTitles
		 	  setTitle("Replace scene dividers with blank lines", "en")
		      setTitle("Szenentrenner durch Leerzeilen ersetzen", "de")
          endTitles
		  setURL("Python", "yw-cnv/cnvyw.py", "to_blank_line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